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4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4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4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4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4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4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4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21a97c"/>
    </style:style>
    <style:style style:name="P64" style:family="paragraph" style:parent-style-name="Standard">
      <style:text-properties officeooo:paragraph-rsid="0d37c52c"/>
    </style:style>
    <style:style style:name="P65" style:family="paragraph" style:parent-style-name="Standard">
      <style:text-properties officeooo:paragraph-rsid="0d1ec96e"/>
    </style:style>
    <style:style style:name="P66" style:family="paragraph" style:parent-style-name="Standard">
      <style:text-properties officeooo:paragraph-rsid="0d4fb2fa"/>
    </style:style>
    <style:style style:name="P67" style:family="paragraph" style:parent-style-name="Standard">
      <style:text-properties officeooo:paragraph-rsid="0d5d07c4"/>
    </style:style>
    <style:style style:name="P68" style:family="paragraph" style:parent-style-name="Standard">
      <style:text-properties officeooo:paragraph-rsid="0d53d678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656632"/>
    </style:style>
    <style:style style:name="P71" style:family="paragraph" style:parent-style-name="Standard">
      <style:text-properties officeooo:paragraph-rsid="0d6687d9"/>
    </style:style>
    <style:style style:name="P72" style:family="paragraph" style:parent-style-name="Standard">
      <style:text-properties officeooo:paragraph-rsid="0d823c65"/>
    </style:style>
    <style:style style:name="P73" style:family="paragraph" style:parent-style-name="Standard">
      <style:text-properties officeooo:paragraph-rsid="0d87b9fa"/>
    </style:style>
    <style:style style:name="P74" style:family="paragraph" style:parent-style-name="Standard">
      <style:text-properties officeooo:paragraph-rsid="0d88a1d4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8df6d5"/>
    </style:style>
    <style:style style:name="P77" style:family="paragraph" style:parent-style-name="Standard">
      <style:text-properties officeooo:paragraph-rsid="0da024ea"/>
    </style:style>
    <style:style style:name="P78" style:family="paragraph" style:parent-style-name="Standard">
      <style:text-properties officeooo:paragraph-rsid="0da677d4"/>
    </style:style>
    <style:style style:name="P79" style:family="paragraph" style:parent-style-name="Standard">
      <style:text-properties officeooo:rsid="0d1ec96e" officeooo:paragraph-rsid="0dbb4d02"/>
    </style:style>
    <style:style style:name="P80" style:family="paragraph" style:parent-style-name="Standard">
      <style:text-properties officeooo:paragraph-rsid="0d72706e"/>
    </style:style>
    <style:style style:name="P81" style:family="paragraph" style:parent-style-name="Standard">
      <style:text-properties officeooo:paragraph-rsid="0dbbcae4"/>
    </style:style>
    <style:style style:name="P82" style:family="paragraph" style:parent-style-name="Standard">
      <style:text-properties officeooo:paragraph-rsid="0dbec325"/>
    </style:style>
    <style:style style:name="P83" style:family="paragraph" style:parent-style-name="Standard">
      <style:text-properties officeooo:paragraph-rsid="0dc75ecf"/>
    </style:style>
    <style:style style:name="P84" style:family="paragraph" style:parent-style-name="Standard">
      <style:text-properties officeooo:paragraph-rsid="0dc8ca39"/>
    </style:style>
    <style:style style:name="P85" style:family="paragraph" style:parent-style-name="Standard">
      <style:text-properties officeooo:paragraph-rsid="0dd5b7dc"/>
    </style:style>
    <style:style style:name="P86" style:family="paragraph" style:parent-style-name="Standard">
      <style:text-properties officeooo:paragraph-rsid="0dd73527"/>
    </style:style>
    <style:style style:name="P87" style:family="paragraph" style:parent-style-name="Standard">
      <style:text-properties officeooo:paragraph-rsid="0dd7cbe7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4c0055"/>
    </style:style>
    <style:style style:name="P92" style:family="paragraph" style:parent-style-name="Footnote">
      <style:text-properties officeooo:paragraph-rsid="0d5dc5cc"/>
    </style:style>
    <style:style style:name="P93" style:family="paragraph" style:parent-style-name="Footnote">
      <style:text-properties officeooo:paragraph-rsid="0d80b951"/>
    </style:style>
    <style:style style:name="P94" style:family="paragraph" style:parent-style-name="Footnote">
      <style:text-properties officeooo:paragraph-rsid="0d88b8d0"/>
    </style:style>
    <style:style style:name="P95" style:family="paragraph" style:parent-style-name="Footnote">
      <style:text-properties officeooo:paragraph-rsid="0db416b4"/>
    </style:style>
    <style:style style:name="P96" style:family="paragraph" style:parent-style-name="Footnote">
      <style:text-properties officeooo:paragraph-rsid="0dd16467"/>
    </style:style>
    <style:style style:name="P97" style:family="paragraph" style:parent-style-name="Footnote">
      <style:text-properties officeooo:paragraph-rsid="0ddb0a05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9" style:family="paragraph" style:parent-style-name="Footnote">
      <style:text-properties officeooo:paragraph-rsid="0ddcbc9c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3b8da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4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4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4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4" fo:font-size="12pt" style:font-size-asian="12pt" style:font-size-complex="12pt"/>
    </style:style>
    <style:style style:name="T2" style:family="text">
      <style:text-properties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4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4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4" fo:font-size="11pt" style:font-size-asian="11pt" style:font-size-complex="11pt"/>
    </style:style>
    <style:style style:name="T6" style:family="text">
      <style:text-properties style:font-name="Ubuntu4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Ubuntu4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4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4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4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Ubuntu4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3" style:family="text">
      <style:text-properties fo:color="#000000" style:text-line-through-style="none" style:text-line-through-type="none" style:font-name="Ubuntu4" fo:font-size="12pt" style:text-underline-style="none" style:font-size-asian="12pt" style:font-size-complex="12pt"/>
    </style:style>
    <style:style style:name="T214" style:family="text">
      <style:text-properties fo:color="#000000" style:text-line-through-style="none" style:text-line-through-type="none" style:font-name="Ubuntu4" fo:font-size="12pt" style:text-underline-style="none" officeooo:rsid="01657261" style:font-size-asian="12pt" style:font-size-complex="12pt"/>
    </style:style>
    <style:style style:name="T215" style:family="text">
      <style:text-properties fo:color="#000000" style:text-line-through-style="none" style:text-line-through-type="none" style:font-name="Ubuntu4" fo:font-size="12pt" style:text-underline-style="none" officeooo:rsid="0382ccb7" style:font-size-asian="12pt" style:font-size-complex="12pt"/>
    </style:style>
    <style:style style:name="T216" style:family="text">
      <style:text-properties fo:color="#000000" style:text-line-through-style="none" style:text-line-through-type="none" style:font-name="Ubuntu4" fo:font-size="12pt" style:text-underline-style="none" officeooo:rsid="0aabd8f8" style:font-size-asian="12pt" style:font-size-complex="12pt"/>
    </style:style>
    <style:style style:name="T217" style:family="text">
      <style:text-properties fo:color="#000000" style:text-line-through-style="none" style:text-line-through-type="none" style:font-name="Ubuntu4" fo:font-size="12pt" style:text-underline-style="none" officeooo:rsid="0d1f80e5" style:font-size-asian="12pt" style:font-size-complex="12pt"/>
    </style:style>
    <style:style style:name="T218" style:family="text">
      <style:text-properties fo:color="#000000" style:text-line-through-style="none" style:text-line-through-type="none" style:font-name="Ubuntu4" fo:font-size="12pt" style:text-underline-style="none" officeooo:rsid="0d21a97c" style:font-size-asian="12pt" style:font-size-complex="12pt"/>
    </style:style>
    <style:style style:name="T219" style:family="text">
      <style:text-properties fo:color="#000000" style:text-line-through-style="none" style:text-line-through-type="none" style:font-name="Ubuntu4" fo:font-size="12pt" style:text-underline-style="none" officeooo:rsid="0d2b3cbd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4" fo:font-size="12pt" style:text-underline-style="none" officeooo:rsid="0d2ecc1a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0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4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5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4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7" style:family="text">
      <style:text-properties fo:color="#000000" style:text-line-through-style="none" style:text-line-through-type="none" style:font-name="Ubuntu4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59" style:family="text">
      <style:text-properties fo:color="#000000" style:text-line-through-style="none" style:text-line-through-type="none" style:font-name="Ubuntu4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style:font-name="Ubuntu4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1" style:family="text">
      <style:text-properties fo:color="#000000" style:text-line-through-style="none" style:text-line-through-type="none" style:font-name="Ubuntu4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2" style:font-size-asian="12pt" style:language-asian="nl" style:country-asian="NL" style:font-style-asian="normal" style:font-weight-asian="normal" style:font-name-complex="Ubuntu2" style:font-size-complex="12pt" style:language-complex="nl" style:country-complex="NL" style:font-style-complex="normal" style:font-weight-complex="normal"/>
    </style:style>
    <style:style style:name="T3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text-position="super 58%" style:font-name="Ubuntu4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text-line-through-style="none" style:text-line-through-type="none" style:text-position="super 58%" style:font-name="Ubuntu4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fo:color="#000000" style:font-name="Ubuntu4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4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4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4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4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4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4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4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4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4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4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4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fo:color="#000000" style:font-name="Ubuntu4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style:font-name="Ubuntu4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4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4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4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4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4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2" style:family="text">
      <style:text-properties fo:color="#000000" style:font-name="Ubuntu4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4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4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4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6" style:family="text">
      <style:text-properties fo:color="#000000" style:font-name="Ubuntu4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4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8" style:family="text">
      <style:text-properties fo:color="#000000" style:font-name="Ubuntu4" fo:font-size="12pt" style:text-underline-style="none" officeooo:rsid="067ff87e" style:font-size-asian="12pt" style:font-size-complex="12pt"/>
    </style:style>
    <style:style style:name="T359" style:family="text">
      <style:text-properties fo:color="#000000" style:font-name="Ubuntu4" fo:font-size="12pt" style:text-underline-style="none" officeooo:rsid="06807e83" style:font-size-asian="12pt" style:font-size-complex="12pt"/>
    </style:style>
    <style:style style:name="T360" style:family="text">
      <style:text-properties fo:color="#000000" style:font-name="Ubuntu4" fo:font-size="12pt" style:text-underline-style="none" officeooo:rsid="0588721b" style:font-size-asian="12pt" style:font-size-complex="12pt"/>
    </style:style>
    <style:style style:name="T361" style:family="text">
      <style:text-properties fo:color="#000000" style:font-name="Ubuntu4" fo:font-size="12pt" style:text-underline-style="none" officeooo:rsid="050aa1f1" style:font-size-asian="12pt" style:font-size-complex="12pt"/>
    </style:style>
    <style:style style:name="T362" style:family="text">
      <style:text-properties fo:color="#000000" style:font-name="Ubuntu4" fo:font-size="12pt" style:text-underline-style="none" officeooo:rsid="0941f476" style:font-size-asian="12pt" style:font-size-complex="12pt"/>
    </style:style>
    <style:style style:name="T363" style:family="text">
      <style:text-properties fo:color="#000000" style:font-name="Ubuntu4" fo:font-size="12pt" style:text-underline-style="none" officeooo:rsid="0d11a406" style:font-size-asian="12pt" style:font-size-complex="12pt"/>
    </style:style>
    <style:style style:name="T364" style:family="text">
      <style:text-properties fo:color="#000000" style:font-name="Ubuntu4" fo:font-size="12pt" style:text-underline-style="none" officeooo:rsid="0bfb9903" style:font-size-asian="12pt" style:font-size-complex="12pt"/>
    </style:style>
    <style:style style:name="T365" style:family="text">
      <style:text-properties fo:color="#000000" style:font-name="Ubuntu4" fo:font-size="12pt" style:text-underline-style="none" officeooo:rsid="0bd29e9a" style:font-size-asian="12pt" style:font-size-complex="12pt"/>
    </style:style>
    <style:style style:name="T366" style:family="text">
      <style:text-properties fo:color="#000000" style:font-name="Ubuntu4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7" style:family="text">
      <style:text-properties fo:color="#000000" style:font-name="Ubuntu4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8" style:family="text">
      <style:text-properties fo:color="#000000" style:font-name="Ubuntu4" fo:font-size="12pt" style:font-size-asian="12pt" style:font-size-complex="12pt"/>
    </style:style>
    <style:style style:name="T369" style:family="text">
      <style:text-properties fo:color="#000000" style:font-name="Ubuntu4" fo:font-size="12pt" officeooo:rsid="004804ae" style:font-size-asian="12pt" style:font-size-complex="12pt"/>
    </style:style>
    <style:style style:name="T370" style:family="text">
      <style:text-properties fo:color="#000000" style:font-name="Ubuntu4" fo:font-size="12pt" officeooo:rsid="0d21a97c" style:font-size-asian="12pt" style:font-size-complex="12pt"/>
    </style:style>
    <style:style style:name="T371" style:family="text">
      <style:text-properties fo:color="#000000" style:font-name="Ubuntu4" fo:font-size="12pt" officeooo:rsid="0d2ecc1a" style:font-size-asian="12pt" style:font-size-complex="12pt"/>
    </style:style>
    <style:style style:name="T372" style:family="text">
      <style:text-properties fo:color="#000000" style:text-underline-style="none" officeooo:rsid="0bd0b23f" style:font-size-asian="12pt" style:font-size-complex="12pt"/>
    </style:style>
    <style:style style:name="T373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6" style:family="text">
      <style:text-properties fo:color="#000000" style:font-name="Ubuntu" fo:font-size="10pt" fo:language="nl" fo:country="NL" fo:font-weight="normal" officeooo:rsid="0ddb0a05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7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98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9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1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2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3" style:family="text">
      <style:text-properties style:use-window-font-color="true"/>
    </style:style>
    <style:style style:name="T404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4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font-name="Ubuntu4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text-line-through-style="none" style:text-line-through-type="none" style:text-position="super 58%" style:font-name="Ubuntu4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font-name="Ubuntu4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4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4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4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4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4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4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4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4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2" style:family="text">
      <style:text-properties style:use-window-font-color="true" style:font-name="Ubuntu4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4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4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5" style:family="text">
      <style:text-properties style:use-window-font-color="true" style:font-name="Ubuntu4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style:font-name="Ubuntu4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4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4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4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style:use-window-font-color="true" style:font-name="Ubuntu4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5" style:family="text">
      <style:text-properties style:use-window-font-color="true" officeooo:rsid="047da547"/>
    </style:style>
    <style:style style:name="T436" style:family="text">
      <style:text-properties style:use-window-font-color="true" style:text-position="super 58%" style:font-name="Ubuntu4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7" style:family="text">
      <style:text-properties fo:font-size="12pt" style:font-size-asian="12pt" style:font-size-complex="12pt"/>
    </style:style>
    <style:style style:name="T438" style:family="text">
      <style:text-properties fo:font-size="12pt" officeooo:rsid="02eddb5a" style:font-size-asian="12pt" style:font-size-complex="12pt"/>
    </style:style>
    <style:style style:name="T439" style:family="text">
      <style:text-properties fo:font-size="12pt" officeooo:rsid="064c9632" style:font-size-asian="12pt" style:font-size-complex="12pt"/>
    </style:style>
    <style:style style:name="T440" style:family="text">
      <style:text-properties officeooo:rsid="047fb57c"/>
    </style:style>
    <style:style style:name="T441" style:family="text">
      <style:text-properties officeooo:rsid="047da547"/>
    </style:style>
    <style:style style:name="T442" style:family="text">
      <style:text-properties officeooo:rsid="01657261" style:font-size-asian="12pt" style:font-size-complex="12pt"/>
    </style:style>
    <style:style style:name="T443" style:family="text">
      <style:text-properties officeooo:rsid="04473353"/>
    </style:style>
    <style:style style:name="T444" style:family="text">
      <style:text-properties fo:font-weight="normal" style:font-weight-asian="normal" style:font-weight-complex="normal"/>
    </style:style>
    <style:style style:name="T445" style:family="text">
      <style:text-properties fo:font-weight="normal" officeooo:rsid="0d53468e" style:font-weight-asian="normal" style:font-weight-complex="normal"/>
    </style:style>
    <style:style style:name="T446" style:family="text">
      <style:text-properties fo:font-weight="normal" officeooo:rsid="0d5e9ec2" style:font-weight-asian="normal" style:font-weight-complex="normal"/>
    </style:style>
    <style:style style:name="T447" style:family="text">
      <style:text-properties fo:font-weight="normal" officeooo:rsid="0d516aa8" style:font-weight-asian="normal" style:font-weight-complex="normal"/>
    </style:style>
    <style:style style:name="T448" style:family="text">
      <style:text-properties officeooo:rsid="06049971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officeooo:rsid="06049971" style:font-weight-asian="bold" style:font-weight-complex="bold"/>
    </style:style>
    <style:style style:name="T451" style:family="text">
      <style:text-properties officeooo:rsid="0594b105"/>
    </style:style>
    <style:style style:name="T452" style:family="text">
      <style:text-properties fo:font-style="italic" style:font-style-asian="italic" style:font-style-complex="italic"/>
    </style:style>
    <style:style style:name="T453" style:family="text">
      <style:text-properties officeooo:rsid="0aace3cd"/>
    </style:style>
    <style:style style:name="T45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5" style:family="text">
      <style:text-properties fo:font-size="10pt" officeooo:rsid="06049971" style:font-size-asian="10pt" style:font-size-complex="10pt"/>
    </style:style>
    <style:style style:name="T456" style:family="text">
      <style:text-properties fo:font-size="10pt" officeooo:rsid="0d7d740a" style:font-size-asian="10pt" style:font-size-complex="10pt"/>
    </style:style>
    <style:style style:name="T457" style:family="text">
      <style:text-properties fo:font-size="10pt" officeooo:rsid="0dd944c0" style:font-size-asian="10pt" style:font-style-asian="italic" style:font-size-complex="10pt" style:font-style-complex="italic"/>
    </style:style>
    <style:style style:name="T458" style:family="text">
      <style:text-properties fo:font-size="10pt" officeooo:rsid="06049971" style:font-size-asian="10pt" style:font-style-asian="italic" style:font-size-complex="10pt" style:font-style-complex="italic"/>
    </style:style>
    <style:style style:name="T459" style:family="text">
      <style:text-properties officeooo:rsid="0394a435"/>
    </style:style>
    <style:style style:name="T460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1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5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6" style:family="text">
      <style:text-properties officeooo:rsid="0b668458"/>
    </style:style>
    <style:style style:name="T467" style:family="text">
      <style:text-properties officeooo:rsid="0c125172"/>
    </style:style>
    <style:style style:name="T468" style:family="text">
      <style:text-properties officeooo:rsid="0d2d19da"/>
    </style:style>
    <style:style style:name="T469" style:family="text">
      <style:text-properties officeooo:rsid="0d3bc5c4"/>
    </style:style>
    <style:style style:name="T470" style:family="text">
      <style:text-properties officeooo:rsid="0d3fc4ec"/>
    </style:style>
    <style:style style:name="T471" style:family="text">
      <style:text-properties officeooo:rsid="0d4b2054"/>
    </style:style>
    <style:style style:name="T472" style:family="text">
      <style:text-properties fo:color="#000080" style:text-line-through-style="none" style:text-line-through-type="none" style:font-name="Ubuntu4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3" style:family="text">
      <style:text-properties officeooo:rsid="0d781c5d"/>
    </style:style>
    <style:style style:name="T474" style:family="text">
      <style:text-properties officeooo:rsid="0d7d740a"/>
    </style:style>
    <style:style style:name="T475" style:family="text">
      <style:text-properties officeooo:rsid="0d87d73f"/>
    </style:style>
    <style:style style:name="T476" style:family="text">
      <style:text-properties officeooo:rsid="0d88b8d0"/>
    </style:style>
    <style:style style:name="T477" style:family="text">
      <style:text-properties fo:font-style="normal" style:font-style-asian="normal" style:font-style-complex="normal"/>
    </style:style>
    <style:style style:name="T478" style:family="text">
      <style:text-properties officeooo:rsid="0db2fd57"/>
    </style:style>
    <style:style style:name="T479" style:family="text">
      <style:text-properties officeooo:rsid="0db4d737"/>
    </style:style>
    <style:style style:name="T480" style:family="text">
      <style:text-properties officeooo:rsid="0db5d4ba"/>
    </style:style>
    <style:style style:name="T481" style:family="text">
      <style:text-properties officeooo:rsid="0db5fe7f"/>
    </style:style>
    <style:style style:name="T482" style:family="text">
      <style:text-properties officeooo:rsid="0d1ec96e"/>
    </style:style>
    <style:style style:name="T483" style:family="text">
      <style:text-properties officeooo:rsid="0d4a40eb"/>
    </style:style>
    <style:style style:name="T484" style:family="text">
      <style:text-properties officeooo:rsid="0d53468e"/>
    </style:style>
    <style:style style:name="T48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86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35">C</text:span></text:span><text:span text:style-name="Strong_20_Emphasis"><text:span text:style-name="T330">hecklist voor </text:span></text:span><text:span text:style-name="Strong_20_Emphasis"><text:span text:style-name="T338">de installatie</text:span></text:span><text:span text:style-name="Strong_20_Emphasis"><text:span text:style-name="T330"> van </text:span></text:span><text:reference-mark-start text:name="Distributie"/><text:span text:style-name="Strong_20_Emphasis"><text:span text:style-name="T339">Debian</text:span></text:span><text:reference-mark-end text:name="Distributie"/><text:span text:style-name="Strong_20_Emphasis"><text:span text:style-name="T333"> </text:span></text:span><text:reference-mark-start text:name="Versie"/><text:span text:style-name="Strong_20_Emphasis"><text:span text:style-name="T339">1</text:span></text:span><text:span text:style-name="Strong_20_Emphasis"><text:span text:style-name="T340">1</text:span></text:span><text:reference-mark-end text:name="Versie"/><text:span text:style-name="Strong_20_Emphasis"><text:span text:style-name="T331"> </text:span></text:span><text:span text:style-name="Strong_20_Emphasis"><text:span text:style-name="T341">LTS</text:span></text:span><text:span text:style-name="Strong_20_Emphasis"><text:span text:style-name="T331"><text:note text:id="ftn1" text:note-class="footnote"><text:note-citation>1</text:note-citation><text:note-body><text:p text:style-name="P96"><text:span text:style-name="T459">Deze versie heeft codenaam </text:span><text:span text:style-name="T378">B</text:span><text:span text:style-name="T388">ullseye</text:span><text:span text:style-name="T466"> </text:span><text:span text:style-name="T467">(</text:span><text:span text:style-name="T388">bullseye</text:span><text:span text:style-name="T467">)</text:span><text:span text:style-name="T466"> </text:span><text:span text:style-name="T379">en is een zogenaamde LTS-versie (Long-Term Support, langetermijnondersteuning). <text:s/></text:span><text:span text:style-name="T380">Deze</text:span><text:span text:style-name="T379"> LTS-versie versch</text:span><text:span text:style-name="T380">een </text:span><text:span text:style-name="T387">in </text:span><text:span text:style-name="T389">augustus</text:span><text:span text:style-name="T379"> 20</text:span><text:span text:style-name="T389">2</text:span><text:span text:style-name="T380">1</text:span><text:span text:style-name="T379"> en wordt vanaf vrijgave </text:span><text:span text:style-name="T387">vijf</text:span><text:span text:style-name="T379"> jaar ondersteund</text:span><text:span text:style-name="T381"> </text:span><text:span text:style-name="T379">(</text:span><text:span text:style-name="T382">updates </text:span><text:span text:style-name="T379">tot </text:span><text:span text:style-name="T389">augustus</text:span><text:span text:style-name="T380"> </text:span><text:span text:style-name="T379">202</text:span><text:span text:style-name="T389">6</text:span><text:span text:style-name="T381">)</text:span><text:span text:style-name="T383">.</text:span></text:p></text:note-body></text:note></text:span></text:span><text:span text:style-name="Strong_20_Emphasis"><text:span text:style-name="T341"> </text:span></text:span><text:reference-mark-start text:name="Editie"/><text:span text:style-name="Strong_20_Emphasis"><text:span text:style-name="T332">desktop</text:span></text:span><text:reference-mark-end text:name="Editie"/><text:span text:style-name="Strong_20_Emphasis"><text:span text:style-name="T334">.</text:span></text:span></text:p>
      <text:p text:style-name="P13"/>
      <text:p text:style-name="P32"><text:span text:style-name="T20">Kijk op</text:span><text:span text:style-name="T330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0"> </text:span><text:span text:style-name="T404">voor</text:span><text:span text:style-name="T405"> </text:span><text:span text:style-name="T406">deze en andere </text:span><text:span text:style-name="T21">checklists, scripts, en overige bestanden.</text:span></text:p>
      <text:p text:style-name="P25"/>
      <text:p text:style-name="P56"><text:span text:style-name="T209">D</text:span><text:span text:style-name="T208">it is een invulbare PD</text:span><text:span text:style-name="T210">F</text:span><text:span text:style-name="T208"> met tekst- en keuzevakken; </text:span><text:span text:style-name="T211">a</text:span><text:span text:style-name="T208">fdrukken is niet noodzakelijk.</text:span></text:p>
      <text:p text:style-name="P14"/>
      <text:p text:style-name="P14"/>
      <text:p text:style-name="P14">V<text:span text:style-name="T440">ul de waarden in het tekstvak achter de </text:span><text:span text:style-name="Definition"><text:span text:style-name="T441">schuingedrukte</text:span></text:span> <text:span text:style-name="T441">woorden </text:span><text:span text:style-name="T435">(zie toelichting)</text:span><text:span text:style-name="T441">:</text:span></text:p>
      <text:p text:style-name="P4"><text:span text:style-name="Definition"><text:span text:style-name="T411">g</text:span></text:span><text:span text:style-name="Definition"><text:span text:style-name="T410">ebruiker</text:span></text:span><text:span text:style-name="Definition"><text:span text:style-name="T412"><text:tab/><text:tab/></text:span></text:span><text:span text:style-name="Definition"><text:span text:style-name="T403"> <text:tab/><text:tab/></text:span></text:span><text:span text:style-name="T413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13"><text:tab/></text:span><text:span text:style-name="T414">(</text:span><text:span text:style-name="T432">volledige naam, bijv. </text:span><text:span text:style-name="T434">Karel Kamer</text:span><text:span text:style-name="T433">)</text:span></text:p>
      <text:p text:style-name="Standard"><text:span text:style-name="Definition"><text:span text:style-name="T411">g</text:span></text:span><text:span text:style-name="Definition"><text:span text:style-name="T410">ebruikersnaam<text:tab/><text:tab/></text:span></text:span><text:span text:style-name="Definition"><text:span text:style-name="T410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10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26">c</text:span></text:span><text:span text:style-name="Definition"><text:span text:style-name="T425">omputernaam<text:tab/><text:tab/></text:span></text:span><text:span text:style-name="Definition"><text:span text:style-name="T413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13"><text:tab/></text:span></text:span><text:span text:style-name="Definition"><text:span text:style-name="T417">(</text:span></text:span><text:span text:style-name="Definition"><text:span text:style-name="T415">unieke naam van de compute</text:span></text:span><text:span text:style-name="Definition"><text:span text:style-name="T416">r</text:span></text:span><text:span text:style-name="Definition"><text:span text:style-name="T417">)</text:span></text:span></text:p>
      <text:p text:style-name="P3"><text:span text:style-name="Definition"><text:span text:style-name="T411">o</text:span></text:span><text:span text:style-name="Definition"><text:span text:style-name="T410">pstartmenu</text:span></text:span><text:span text:style-name="Definition"><text:span text:style-name="T413"><text:tab/><text:tab/><text:tab/></text:span></text:span><text:span text:style-name="Definition"><text:span text:style-name="T413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13"><text:tab/></text:span></text:span><text:span text:style-name="Definition"><text:span text:style-name="T417">(</text:span></text:span><text:span text:style-name="Definition"><text:span text:style-name="T415">to</text:span></text:span><text:span text:style-name="Definition"><text:span text:style-name="T422">ets voor het opstartmedium</text:span></text:span><text:span text:style-name="Definition"><text:span text:style-name="T423">)</text:span></text:span></text:p>
      <text:p text:style-name="P3"><text:span text:style-name="Definition"><text:span text:style-name="T427">i</text:span></text:span><text:span text:style-name="Definition"><text:span text:style-name="T428">nstellingen</text:span></text:span><text:span text:style-name="T417"><text:tab/> <text:tab/><text:tab/></text:span><text:span text:style-name="T417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17"><text:tab/>(</text:span><text:span text:style-name="T415">toets voor het BIOS/UEFI-scherm</text:span><text:span text:style-name="T417">)</text:span></text:p>
      <text:p text:style-name="P6"><text:span text:style-name="Definition"><text:span text:style-name="T407">2</text:span></text:span><text:span text:style-name="Definition"><text:span text:style-name="T409">e </text:span></text:span><text:span text:style-name="Definition"><text:span text:style-name="T429">gebr</text:span></text:span><text:span text:style-name="Definition"><text:span text:style-name="T407">uiker </text:span></text:span><text:span text:style-name="Definition"><text:span text:style-name="T408">(evt.)</text:span></text:span><text:span text:style-name="T417"><text:tab/></text:span><text:span text:style-name="T417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17"><text:tab/>(volledige naam </text:span><text:span text:style-name="T420">evt. </text:span><text:span text:style-name="T424">2</text:span><text:span text:style-name="T436">e</text:span><text:span text:style-name="T424"> </text:span><text:span text:style-name="T417">gebruiker)</text:span></text:p>
      <text:p text:style-name="P6"><text:span text:style-name="Definition"><text:span text:style-name="T407">2</text:span></text:span><text:span text:style-name="Definition"><text:span text:style-name="T409">e</text:span></text:span><text:span text:style-name="Definition"><text:span text:style-name="T407"> </text:span></text:span><text:span text:style-name="Definition"><text:span text:style-name="T430">g</text:span></text:span><text:span text:style-name="Definition"><text:span text:style-name="T431">ebruikersnaam</text:span></text:span><text:span text:style-name="T417"><text:tab/></text:span><text:span text:style-name="T417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17"><text:tab/>(</text:span><text:span text:style-name="T415">korte naam </text:span><text:span text:style-name="T420">ev</text:span><text:span text:style-name="T421">entuele</text:span><text:span text:style-name="T420"> </text:span><text:span text:style-name="T424">2</text:span><text:span text:style-name="T436">e</text:span><text:span text:style-name="T424"> </text:span><text:span text:style-name="T418">gebr</text:span><text:span text:style-name="T419">uiker</text:span><text:span text:style-name="T417">)</text:span></text:p>
      <text:p text:style-name="P5"><text:span text:style-name="T349">Vervang </text:span><text:span text:style-name="Definition"><text:span text:style-name="T17">schuingedrukte</text:span></text:span><text:span text:style-name="T349"> </text:span><text:span text:style-name="T350">woorden </text:span><text:span text:style-name="T349">in deze checklist door </text:span><text:span text:style-name="T350">boven</text:span><text:span text:style-name="T349">staande waarden.</text:span></text:p>
      <text:p text:style-name="P15"/>
      <text:p text:style-name="P2"><text:span text:style-name="Strong_20_Emphasis"><text:span text:style-name="T344"/></text:span></text:p>
      <text:p text:style-name="P35"><text:span text:style-name="Strong_20_Emphasis"><text:span text:style-name="T141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1"><text:s/><text:tab/></text:span></text:span><text:span text:style-name="T345">Nog niet op Linux?<text:tab/></text:span><text:span text:style-name="T373"></text:span><text:span text:style-name="T351"> </text:span><text:span text:style-name="T352">G</text:span><text:span text:style-name="T346">ebruik </text:span><text:span text:style-name="Strong_20_Emphasis"><text:span text:style-name="T400">Checklist migratie</text:span></text:span><text:span text:style-name="T34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7"> onder </text:span><text:span text:style-name="T357">Linux</text:span><text:span text:style-name="T348">.</text:span></text:p>
      <text:p text:style-name="P49"><text:span text:style-name="Strong_20_Emphasis"><text:span text:style-name="T141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1"><text:s/><text:tab/></text:span></text:span><text:span text:style-name="T353">Nieuwe installatie?<text:tab/></text:span><text:span text:style-name="T374"></text:span><text:span text:style-name="T356"><text:tab/></text:span><text:span text:style-name="T355">B</text:span><text:span text:style-name="T353">egin bij hoofdstuk </text:span><text:span text:style-name="T353"><text:bookmark-ref text:reference-format="page" text:ref-name="__RefNumPara__4009_1271708128">2</text:bookmark-ref></text:span><text:span text:style-name="T353"><text:s text:c="2"/></text:span><text:span text:style-name="T354"><text:bookmark-ref text:reference-format="text" text:ref-name="__RefNumPara__4009_1271708128">Installatie uitvoeren</text:bookmark-ref></text:span><text:span text:style-name="T354">.</text:span></text:p>
      <text:p text:style-name="P1"><text:span text:style-name="Strong_20_Emphasis"><text:span text:style-name="T343"/></text:span></text:p>
      <text:list xml:id="list832118797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8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341831747728">
          <table:table-cell table:style-name="_31_._5f_Installatie_5f_voorbereiden.A1" office:value-type="string">
            <text:p text:style-name="P37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341831111296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Installeer </text:span></text:span><text:span text:style-name="Strong_20_Emphasis"><text:span text:style-name="T119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86"><text:note text:id="ftn2" text:note-class="footnote"><text:note-citation>2</text:note-citation><text:note-body><text:p text:style-name="P92"><text:span text:style-name="T375">De </text:span><text:span text:style-name="T397">Super</text:span><text:span text:style-name="T375">-toets is de Windows</text:span><text:span text:style-name="T376">-</text:span><text:span text:style-name="T377">toets</text:span><text:span text:style-name="T375">, </text:span><text:span text:style-name="T376">C</text:span><text:span text:style-name="T375">ommand-</text:span><text:span text:style-name="T377">toets</text:span><text:span text:style-name="T375">, of </text:span><text:span text:style-name="T376">V</text:span><text:span text:style-name="T375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3">Terminalvenster</text:span></text:span><text:span text:style-name="Strong_20_Emphasis"><text:span text:style-name="T89">.</text:span></text:span><text:span text:style-name="Strong_20_Emphasis"><text:span text:style-name="T114"> </text:span></text:span></text:p>
          </table:table-cell>
        </table:table-row>
        <table:table-row table:style-name="TableLine94341831111888">
          <table:table-cell table:style-name="_31_._5f_Installatie_5f_voorbereiden.A1" office:value-type="string">
            <text:p text:style-name="P65"><text:span text:style-name="Strong_20_Emphasis"><text:span text:style-name="T101"><text:s/></text:span></text:span><text:span text:style-name="Strong_20_Emphasis"><text:span text:style-name="T142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2"><text:span text:style-name="T482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7">z</text:span></text:span><text:span text:style-name="Strong_20_Emphasis"><text:span text:style-name="T114">e opdrachten, ieder gevolgd door de </text:span></text:span><text:span text:style-name="Strong_20_Emphasis"><text:span text:style-name="T254">Enter</text:span></text:span><text:span text:style-name="Strong_20_Emphasis"><text:span text:style-name="T87">-toets:<text:line-break/></text:span></text:span><text:span text:style-name="User_20_Entry"><text:span text:style-name="T326">sudo</text:span></text:span><text:span text:style-name="User_20_Entry"><text:span text:style-name="T325"> </text:span></text:span><text:span text:style-name="User_20_Entry"><text:span text:style-name="T326">apt install wget</text:span></text:span></text:p>
            <text:p text:style-name="P82"><text:span text:style-name="User_20_Entry"><text:span text:style-name="T325">wget karelzimmer.nl/</text:span></text:span><text:span text:style-name="User_20_Entry"><text:span text:style-name="T329">kz</text:span></text:span><text:span text:style-name="User_20_Entry"><text:span text:style-name="T325"><text:line-break/>bash </text:span></text:span><text:span text:style-name="User_20_Entry"><text:span text:style-name="T329">kz</text:span></text:span></text:p>
            <text:p text:style-name="P79"><text:span text:style-name="User_20_Entry"><text:span text:style-name="T327">exit</text:span></text:span></text:p>
          </table:table-cell>
        </table:table-row>
        <table:table-row table:style-name="TableLine94341841544960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341841545552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53">Super</text:span></text:span><text:span text:style-name="Strong_20_Emphasis"><text:span text:style-name="T99">-toets</text:span></text:span><text:span text:style-name="Strong_20_Emphasis"><text:span text:style-name="T321"><text:note-ref text:note-class="footnote" text:reference-format="text" text:ref-name="ftn2">2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309"> </text:span></text:span><text:span text:style-name="Strong_20_Emphasis"><text:span text:style-name="T291">Installatiem</text:span></text:span><text:span text:style-name="Strong_20_Emphasis"><text:span text:style-name="T290">enu</text:span></text:span><text:span text:style-name="Strong_20_Emphasis"><text:span text:style-name="T99">.</text:span></text:span></text:p>
          </table:table-cell>
        </table:table-row>
        <table:table-row table:style-name="TableLine94341843404544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88">1</text:span></text:span><text:span text:style-name="Strong_20_Emphasis"><text:span text:style-name="T294"> - </text:span></text:span><text:span text:style-name="Strong_20_Emphasis"><text:span text:style-name="T295">In</text:span></text:span><text:span text:style-name="Strong_20_Emphasis"><text:span text:style-name="T301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341843405136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3">Volg de aanwijzingen op het scherm.</text:span></text:span></text:p>
          </table:table-cell>
        </table:table-row>
        <table:table-row table:style-name="TableLine9434182991139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341829911984">
          <table:table-cell table:style-name="_31_._5f_Installatie_5f_voorbereiden.A1" office:value-type="string">
            <text:p text:style-name="P87"><text:span text:style-name="Strong_20_Emphasis"><text:span text:style-name="T101"><text:s/></text:span></text:span><text:span text:style-name="Strong_20_Emphasis"><text:span text:style-name="T142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8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55"> </text:span></text:span><text:span text:style-name="Strong_20_Emphasis"><text:span text:style-name="T184">Ins</text:span></text:span><text:span text:style-name="Strong_20_Emphasis"><text:span text:style-name="T185">tallatiemenu</text:span></text:span><text:span text:style-name="Strong_20_Emphasis"><text:span text:style-name="T143"> </text:span></text:span><text:span text:style-name="Strong_20_Emphasis"><text:span text:style-name="T121">en </text:span></text:span><text:span text:style-name="User_20_Entry"><text:span text:style-name="T202">kies <text:line-break/></text:span></text:span><text:span text:style-name="User_20_Entry"><text:span text:style-name="T204">5</text:span></text:span><text:span text:style-name="User_20_Entry"><text:span text:style-name="T205"> -</text:span></text:span><text:span text:style-name="User_20_Entry"><text:span text:style-name="T206"> </text:span></text:span><text:span text:style-name="User_20_Entry"><text:span text:style-name="T204">Opdrachtenmenu</text:span></text:span><text:span text:style-name="User_20_Entry"><text:span text:style-name="T203"> en daarna </text:span></text:span><text:span text:style-name="User_20_Entry"><text:span text:style-name="T204">9 - Instellijst</text:span></text:span><text:span text:style-name="User_20_Entry"><text:span text:style-name="T207"> </text:span></text:span><text:span text:style-name="User_20_Entry"><text:span text:style-name="T199">maken</text:span></text:span><text:span text:style-name="User_20_Entry"><text:span text:style-name="T202">.</text:span></text:span></text:p>
          </table:table-cell>
        </table:table-row>
      </table:table>
      <text:p text:style-name="P29"/>
      <text:list xml:id="list92019701635339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192932830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3"><text:span text:style-name="T368">Start de computer op vanaf </text:span><text:span text:style-name="T369">een </text:span><text:span text:style-name="T369"><text:reference-ref text:reference-format="text" text:ref-name="Distributie">Debian</text:reference-ref></text:span><text:span text:style-name="T369"><text:s/></text:span><text:span text:style-name="T371">(</text:span><text:span text:style-name="T370">Live</text:span><text:span text:style-name="T218"><text:note text:id="ftn3" text:note-class="footnote"><text:note-citation>1</text:note-citation><text:note-body><text:p text:style-name="P88"><text:span text:style-name="T443">Vanaf ee</text:span>n Live <text:span text:style-name="T453">USB-stick of </text:span><text:span text:style-name="T384">CD</text:span><text:span text:style-name="T6"> </text:span>kunt <text:span text:style-name="T443">u opstarten en</text:span> met <text:reference-ref text:reference-format="text" text:ref-name="Distributie">Debian</text:reference-ref><text:s/>werken zonder deze te installeren.</text:p></text:note-body></text:note></text:span><text:span text:style-name="T220">)</text:span><text:span text:style-name="T370"> </text:span><text:span text:style-name="T370"><text:reference-ref text:reference-format="text" text:ref-name="Versie">11</text:reference-ref></text:span><text:span text:style-name="T213"><text:s/></text:span><text:span text:style-name="T217">GNOME</text:span><text:span text:style-name="T213"> </text:span><text:span text:style-name="T216">USB-stick</text:span><text:span text:style-name="T216"><text:note text:id="ftn4" text:note-class="footnote"><text:note-citation>2</text:note-citation><text:note-body><text:p text:style-name="P94">Downloa<text:span text:style-name="T473">d</text:span><text:span text:style-name="T469"> </text:span><text:span text:style-name="T386">e</text:span><text:span text:style-name="T476">e</text:span><text:span text:style-name="T478">n</text:span><text:span text:style-name="T476"> </text:span><text:span text:style-name="T473">Netwerk installer </text:span><text:span text:style-name="T469">CD</text:span><text:span text:style-name="T473"> vanaf</text:span><text:span text:style-name="Strong_20_Emphasis"><text:span text:style-name="T225"> </text:span></text:span><text:a xlink:type="simple" xlink:href="https://debian.org/" text:style-name="Internet_20_link" text:visited-style-name="Visited_20_Internet_20_Link"><text:span text:style-name="Internet_20_link"><text:span text:style-name="T401">debian.org</text:span></text:span></text:a><text:span text:style-name="Strong_20_Emphasis"><text:span text:style-name="T226"> </text:span></text:span><text:span text:style-name="Strong_20_Emphasis"><text:span text:style-name="T228">(klik op de knop </text:span></text:span><text:span text:style-name="Strong_20_Emphasis"><text:span text:style-name="T256">Download</text:span></text:span><text:span text:style-name="Strong_20_Emphasis"><text:span text:style-name="T228">) </text:span></text:span><text:span text:style-name="Strong_20_Emphasis"><text:span text:style-name="T227">of <text:line-break/></text:span></text:span><text:span text:style-name="Strong_20_Emphasis"><text:span text:style-name="T242">download </text:span></text:span><text:span text:style-name="Strong_20_Emphasis"><text:span text:style-name="T252">e</text:span></text:span><text:span text:style-name="Strong_20_Emphasis"><text:span text:style-name="T243">e</text:span></text:span><text:span text:style-name="Strong_20_Emphasis"><text:span text:style-name="T247">n</text:span></text:span><text:span text:style-name="Strong_20_Emphasis"><text:span text:style-name="T243"> </text:span></text:span><text:span text:style-name="T468">Live CD </text:span><text:span text:style-name="T473">vanaf</text:span><text:span text:style-name="Strong_20_Emphasis"><text:span text:style-name="T222"> </text:span></text:span><text:a xlink:type="simple" xlink:href="https://debian.org/CD/live/" text:style-name="Internet_20_link" text:visited-style-name="Visited_20_Internet_20_Link"><text:span text:style-name="Internet_20_link"><text:span text:style-name="T402">debian.org/CD/live</text:span></text:span></text:a><text:span text:style-name="Strong_20_Emphasis"><text:span text:style-name="T226"> </text:span></text:span><text:span text:style-name="Strong_20_Emphasis"><text:span text:style-name="T235">(</text:span></text:span><text:span text:style-name="Strong_20_Emphasis"><text:span text:style-name="T245">kies </text:span></text:span><text:span text:style-name="Strong_20_Emphasis"><text:span text:style-name="T235">debian-</text:span></text:span><text:span text:style-name="Strong_20_Emphasis"><text:span text:style-name="T241">live-</text:span></text:span><text:span text:style-name="Strong_20_Emphasis"><text:span text:style-name="T235">...-gnome.iso), </text:span></text:span><text:span text:style-name="Strong_20_Emphasis"><text:span text:style-name="T243">of</text:span></text:span></text:p><text:p text:style-name="P95"><text:span text:style-name="Strong_20_Emphasis"><text:span text:style-name="T221"><text:tab/>dow</text:span></text:span><text:span text:style-name="Strong_20_Emphasis"><text:span text:style-name="T243">nload </text:span></text:span><text:span text:style-name="Strong_20_Emphasis"><text:span text:style-name="T252">e</text:span></text:span><text:span text:style-name="Strong_20_Emphasis"><text:span text:style-name="T246">e</text:span></text:span><text:span text:style-name="Strong_20_Emphasis"><text:span text:style-name="T247">n</text:span></text:span><text:span text:style-name="Strong_20_Emphasis"><text:span text:style-name="T260"> </text:span></text:span><text:span text:style-name="Strong_20_Emphasis"><text:span text:style-name="T243">Live CD </text:span></text:span><text:span text:style-name="Strong_20_Emphasis"><text:span text:style-name="T251">met</text:span></text:span><text:span text:style-name="Strong_20_Emphasis"><text:span text:style-name="T243"> firmwarebestanden</text:span></text:span><text:span text:style-name="Strong_20_Emphasis"><text:span text:style-name="T322"><text:note-ref text:note-class="footnote" text:reference-format="text" text:ref-name="ftn6">4</text:note-ref></text:span></text:span><text:span text:style-name="Strong_20_Emphasis"><text:span text:style-name="T324"> </text:span></text:span><text:span text:style-name="Strong_20_Emphasis"><text:span text:style-name="T243">(</text:span></text:span><text:span text:style-name="Strong_20_Emphasis"><text:span text:style-name="T248">kies </text:span></text:span><text:span text:style-name="Strong_20_Emphasis"><text:span text:style-name="T243">debian-</text:span></text:span><text:span text:style-name="Strong_20_Emphasis"><text:span text:style-name="T248">live-</text:span></text:span><text:span text:style-name="Strong_20_Emphasis"><text:span text:style-name="T235">...-gnome</text:span></text:span><text:span text:style-name="Strong_20_Emphasis"><text:span text:style-name="T243">+non-fre</text:span></text:span><text:span text:style-name="Strong_20_Emphasis"><text:span text:style-name="T244">e</text:span></text:span><text:span text:style-name="Strong_20_Emphasis"><text:span text:style-name="T243">.iso), </text:span></text:span><text:span text:style-name="Strong_20_Emphasis"><text:span text:style-name="T221">e</text:span></text:span><text:span text:style-name="Strong_20_Emphasis"><text:span text:style-name="T224">n</text:span></text:span></text:p><text:p text:style-name="P95"><text:span text:style-name="Strong_20_Emphasis"><text:span text:style-name="T224"><text:tab/></text:span></text:span>plaats een USB-stick <text:span text:style-name="T479">van </text:span>min<text:span text:style-name="T480">imaal</text:span> 4 GB.</text:p><text:p text:style-name="P91"><text:tab/><text:span text:style-name="Strong_20_Emphasis"><text:span text:style-name="T250">G</text:span></text:span><text:span text:style-name="Strong_20_Emphasis"><text:span text:style-name="T230">ebruik </text:span></text:span><text:span text:style-name="Strong_20_Emphasis"><text:span text:style-name="T231">het programma balenaEtche</text:span></text:span><text:span text:style-name="Strong_20_Emphasis"><text:span text:style-name="T232">r</text:span></text:span><text:span text:style-name="Strong_20_Emphasis"><text:span text:style-name="T231"> </text:span></text:span><text:span text:style-name="Strong_20_Emphasis"><text:span text:style-name="T233">(</text:span></text:span><text:a xlink:type="simple" xlink:href="https://www.balena.io/etcher/" text:style-name="Internet_20_link" text:visited-style-name="Visited_20_Internet_20_Link"><text:span text:style-name="Strong_20_Emphasis"><text:span text:style-name="T472">etcher.io</text:span></text:span></text:a><text:span text:style-name="Strong_20_Emphasis"><text:span text:style-name="T233">) </text:span></text:span><text:span text:style-name="Strong_20_Emphasis"><text:span text:style-name="T240">om de CD naar de USB-stick te schrijven</text:span></text:span><text:span text:style-name="Strong_20_Emphasis"><text:span text:style-name="T233">; </text:span></text:span><text:span text:style-name="Strong_20_Emphasis"><text:span text:style-name="T231">balenaEtche</text:span></text:span><text:span text:style-name="Strong_20_Emphasis"><text:span text:style-name="T232">r</text:span></text:span><text:span text:style-name="Strong_20_Emphasis"><text:span text:style-name="T236"> is</text:span></text:span><text:span text:style-name="Strong_20_Emphasis"><text:span text:style-name="T233"> </text:span></text:span><text:span text:style-name="Strong_20_Emphasis"><text:span text:style-name="T229">beschikbaar voor </text:span></text:span><text:span text:style-name="Strong_20_Emphasis"><text:span text:style-name="T237">Windows, </text:span></text:span><text:span text:style-name="Strong_20_Emphasis"><text:span text:style-name="T238">OS X</text:span></text:span><text:span text:style-name="Strong_20_Emphasis"><text:span text:style-name="T231">, </text:span></text:span><text:span text:style-name="Strong_20_Emphasis"><text:span text:style-name="T233">en </text:span></text:span><text:span text:style-name="Strong_20_Emphasis"><text:span text:style-name="T239">GNU/</text:span></text:span><text:span text:style-name="Strong_20_Emphasis"><text:span text:style-name="T231">Linux</text:span></text:span><text:span text:style-name="Strong_20_Emphasis"><text:span text:style-name="T234">.</text:span></text:span></text:p></text:note-body></text:note></text:span><text:span text:style-name="T216"> </text:span><text:span text:style-name="T219">of</text:span><text:span text:style-name="T216"> </text:span><text:span text:style-name="T212">C</text:span><text:span text:style-name="T216">D</text:span><text:span text:style-name="T21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3">.</text:span></text:p>
            <text:p text:style-name="P39"><text:span text:style-name="T214">Opstartmenu/</text:span><text:span text:style-name="T215">boot menu</text:span><text:span text:style-name="T214"> </text:span><text:span text:style-name="T213">via </text:span><text:span text:style-name="Definition"><text:span text:style-name="T442">opstartmenu</text:span></text:span><text:span text:style-name="T213">, </text:span><text:span text:style-name="T214">instellingen/</text:span><text:span text:style-name="T215">setup</text:span><text:span text:style-name="T213"> via </text:span><text:span text:style-name="Definition"><text:span text:style-name="T442">instellingen</text:span></text:span><text:span text:style-name="T213">.</text:span></text:p>
          </table:table-cell>
        </table:table-row>
        <table:table-row table:style-name="TableLine94341882925552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9">K</text:span></text:span><text:span text:style-name="Strong_20_Emphasis"><text:span text:style-name="T128">ies </text:span></text:span><text:span text:style-name="Strong_20_Emphasis"><text:span text:style-name="T194">Graphical </text:span></text:span><text:span text:style-name="Strong_20_Emphasis"><text:span text:style-name="T195">Debian Installer</text:span></text:span><text:span text:style-name="Strong_20_Emphasis"><text:span text:style-name="T128"> </text:span></text:span><text:span text:style-name="Strong_20_Emphasis"><text:span text:style-name="T127">en druk op de </text:span></text:span><text:span text:style-name="Strong_20_Emphasis"><text:span text:style-name="T249">Enter</text:span></text:span><text:span text:style-name="Strong_20_Emphasis"><text:span text:style-name="T127">-toets.</text:span></text:span></text:p>
          </table:table-cell>
        </table:table-row>
        <table:table-row table:style-name="TableLine943419073701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0">S</text:span></text:span><text:span text:style-name="Strong_20_Emphasis"><text:span text:style-name="T263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6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6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341931214496">
          <table:table-cell table:style-name="_32_._5f_Installatie_5f_uitvoeren.A1" office:value-type="string">
            <text:p text:style-name="P50"><text:span text:style-name="Strong_20_Emphasis"><text:span text:style-name="T101"><text:s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40">V</text:span></text:span><text:span text:style-name="Strong_20_Emphasis"><text:span text:style-name="T139">olg de aanwijzingen </text:span></text:span><text:span text:style-name="Strong_20_Emphasis"><text:span text:style-name="T140">op ieder scherm </text:span></text:span><text:span text:style-name="Strong_20_Emphasis"><text:span text:style-name="T139">en klik op</text:span></text:span><text:span text:style-name="Strong_20_Emphasis"><text:span text:style-name="T163"> </text:span></text:span><text:span text:style-name="Strong_20_Emphasis"><text:span text:style-name="T307">Volgende.</text:span></text:span></text:p>
          </table:table-cell>
        </table:table-row>
        <table:table-row table:style-name="TableLine94341881754448">
          <table:table-cell table:style-name="_32_._5f_Installatie_5f_uitvoeren.A1" office:value-type="string">
            <text:p text:style-name="P75"><text:span text:style-name="Strong_20_Emphasis"><text:span text:style-name="T101"><text:s/></text:span></text:span><text:span text:style-name="Strong_20_Emphasis"><text:span text:style-name="T142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155">O</text:span></text:span><text:span text:style-name="Strong_20_Emphasis"><text:span text:style-name="T156">p </text:span></text:span><text:span text:style-name="Strong_20_Emphasis"><text:span text:style-name="T157">het </text:span></text:span><text:span text:style-name="Strong_20_Emphasis"><text:span text:style-name="T158">scherm </text:span></text:span><text:span text:style-name="Strong_20_Emphasis"><text:span text:style-name="T312">H</text:span></text:span><text:span text:style-name="Strong_20_Emphasis"><text:span text:style-name="T271">et t</text:span></text:span><text:span text:style-name="Strong_20_Emphasis"><text:span text:style-name="T270">oetsenbord </text:span></text:span><text:span text:style-name="Strong_20_Emphasis"><text:span text:style-name="T271">configureren</text:span></text:span><text:span text:style-name="Strong_20_Emphasis"><text:span text:style-name="T158"> </text:span></text:span><text:span text:style-name="Strong_20_Emphasis"><text:span text:style-name="T159">controleer </text:span></text:span><text:span text:style-name="Strong_20_Emphasis"><text:span text:style-name="T160">de </text:span></text:span><text:span text:style-name="Strong_20_Emphasis"><text:span text:style-name="T159">toetsenbordindeling </text:span></text:span><text:span text:style-name="Strong_20_Emphasis"><text:span text:style-name="T161">en </text:span></text:span><text:span text:style-name="Strong_20_Emphasis"><text:span text:style-name="T155">klik </text:span></text:span><text:span text:style-name="Strong_20_Emphasis"><text:span text:style-name="T158">op</text:span></text:span><text:span text:style-name="Strong_20_Emphasis"><text:span text:style-name="T200">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72">.</text:span></text:span></text:p>
          </table:table-cell>
        </table:table-row>
        <table:table-row table:style-name="TableLine9434188175504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69">Automatische herkenning van netwerkhardware uitvoeren</text:span></text:span><text:span text:style-name="Strong_20_Emphasis"><text:span text:style-name="T31"> </text:span></text:span><text:span text:style-name="Strong_20_Emphasis"><text:span text:style-name="T137">versch</text:span></text:span><text:span text:style-name="Strong_20_Emphasis"><text:span text:style-name="T134">ij</text:span></text:span><text:span text:style-name="Strong_20_Emphasis"><text:span text:style-name="T137">nt, </text:span></text:span><text:span text:style-name="Strong_20_Emphasis"><text:span text:style-name="T138">s</text:span></text:span><text:span text:style-name="Strong_20_Emphasis"><text:span text:style-name="T137">electeer </text:span></text:span><text:span text:style-name="Strong_20_Emphasis"><text:span text:style-name="T197">Ja</text:span></text:span><text:span text:style-name="Strong_20_Emphasis"><text:span text:style-name="T137"> als de </text:span></text:span><text:span text:style-name="Strong_20_Emphasis"><text:span text:style-name="T138">firmware</text:span></text:span><text:span text:style-name="Strong_20_Emphasis"><text:span text:style-name="T137">bestanden</text:span></text:span><text:span text:style-name="Strong_20_Emphasis"><text:span text:style-name="T137"><text:note text:id="ftn6" text:note-class="footnote"><text:note-citation>4</text:note-citation><text:note-body><text:p text:style-name="P93"><text:span text:style-name="T385">R</text:span><text:span text:style-name="T474">aadpleeg </text:span><text:a xlink:type="simple" xlink:href="https://wiki.debian.org/Firmware" text:style-name="Internet_20_link" text:visited-style-name="Visited_20_Internet_20_Link"><text:span text:style-name="T456">wiki.debian.org/Firmware</text:span></text:a> <text:span text:style-name="T475">voor firmwarebestanden </text:span><text:span text:style-name="T481">voor, </text:span><text:span text:style-name="T475">tijdens, of na de installatie.</text:span></text:p></text:note-body></text:note></text:span></text:span><text:span text:style-name="Strong_20_Emphasis"><text:span text:style-name="T137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7">selecteer </text:span></text:span><text:span text:style-name="Strong_20_Emphasis"><text:span text:style-name="T197">Nee</text:span></text:span><text:span text:style-name="Strong_20_Emphasis"><text:span text:style-name="T137"> om dit later op te lossen</text:span></text:span><text:span text:style-name="Strong_20_Emphasis"><text:span text:style-name="T322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926613408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0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11">H</text:span></text:span><text:span text:style-name="Strong_20_Emphasis"><text:span text:style-name="T264">et netwerk configureren</text:span></text:span><text:span text:style-name="Strong_20_Emphasis"><text:span text:style-name="T31"> </text:span></text:span><text:span text:style-name="Strong_20_Emphasis"><text:span text:style-name="T134">bij</text:span></text:span><text:span text:style-name="Strong_20_Emphasis"><text:span text:style-name="T31"> </text:span></text:span><text:span text:style-name="Strong_20_Emphasis"><text:span text:style-name="T188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89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92661400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65">Gebruikers en wachtwoorden instellen</text:span></text:span><text:span text:style-name="Strong_20_Emphasis"><text:span text:style-name="T280"> </text:span></text:span><text:span text:style-name="Strong_20_Emphasis"><text:span text:style-name="T281">bij</text:span></text:span><text:span text:style-name="Strong_20_Emphasis"><text:span text:style-name="T280"> </text:span></text:span><text:span text:style-name="Strong_20_Emphasis"><text:span text:style-name="T266">Wat is de volledige naam van de nieuwe gebruiker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824698928">
          <table:table-cell table:style-name="_32_._5f_Installatie_5f_uitvoer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65">Gebruikers en wachtwoorden instellen</text:span></text:span><text:span text:style-name="Strong_20_Emphasis"><text:span text:style-name="T280"> </text:span></text:span><text:span text:style-name="Strong_20_Emphasis"><text:span text:style-name="T281">bij</text:span></text:span><text:span text:style-name="Strong_20_Emphasis"><text:span text:style-name="T280"> </text:span></text:span><text:span text:style-name="Strong_20_Emphasis"><text:span text:style-name="T266">Wat is </text:span></text:span><text:span text:style-name="Strong_20_Emphasis"><text:span text:style-name="T268">het wachtwoord voor de nieuwe gebruiker</text:span></text:span><text:span text:style-name="Strong_20_Emphasis"><text:span text:style-name="T266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34182469952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67">Schijven indelen</text:span></text:span><text:span text:style-name="Strong_20_Emphasis"><text:span text:style-name="T282"> </text:span></text:span><text:span text:style-name="Strong_20_Emphasis"><text:span text:style-name="T317">bij</text:span></text:span><text:span text:style-name="Strong_20_Emphasis"><text:span text:style-name="T282"> </text:span></text:span><text:span text:style-name="Strong_20_Emphasis"><text:span text:style-name="T267">Schijfindelingsmethode</text:span></text:span><text:span text:style-name="Strong_20_Emphasis"><text:span text:style-name="T262"> </text:span></text:span><text:span text:style-name="Strong_20_Emphasis"><text:span text:style-name="T62">wordt </text:span></text:span><text:span text:style-name="Strong_20_Emphasis"><text:span text:style-name="T201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0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0">Volgende</text:span></text:span><text:span text:style-name="Strong_20_Emphasis"><text:span text:style-name="T62">.</text:span></text:span></text:p>
          </table:table-cell>
        </table:table-row>
        <table:table-row table:style-name="TableLine94341830384272">
          <table:table-cell table:style-name="_32_._5f_Installatie_5f_uitvoeren.A1" office:value-type="string">
            <text:p text:style-name="P73"><text:span text:style-name="Strong_20_Emphasis"><text:span text:style-name="T101"><text:s/></text:span></text:span><text:span text:style-name="Strong_20_Emphasis"><text:span text:style-name="T142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7">Schijven indelen</text:span></text:span><text:span text:style-name="Strong_20_Emphasis"><text:span text:style-name="T282"> </text:span></text:span><text:span text:style-name="Strong_20_Emphasis"><text:span text:style-name="T283">en </text:span></text:span><text:span text:style-name="Strong_20_Emphasis"><text:span text:style-name="T304">Data … wordt gewist</text:span></text:span><text:span text:style-name="Strong_20_Emphasis"><text:span text:style-name="T283"> klik </text:span></text:span><text:span text:style-name="Strong_20_Emphasis"><text:span text:style-name="T284">evt. </text:span></text:span><text:span text:style-name="Strong_20_Emphasis"><text:span text:style-name="T283">op </text:span></text:span><text:span text:style-name="Strong_20_Emphasis"><text:span text:style-name="T198">Annuleren</text:span></text:span><text:span text:style-name="Strong_20_Emphasis"><text:span text:style-name="T23">.</text:span></text:span></text:p>
          </table:table-cell>
        </table:table-row>
        <table:table-row table:style-name="TableLine9434183038486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41">de </text:span></text:span><text:span text:style-name="Strong_20_Emphasis"><text:span text:style-name="T191">Wachtzin voor de versleuteling</text:span></text:span><text:span text:style-name="Strong_20_Emphasis"><text:span text:style-name="T63"> op en </text:span></text:span><text:span text:style-name="Strong_20_Emphasis"><text:span text:style-name="T131">klik op </text:span></text:span><text:span text:style-name="Strong_20_Emphasis"><text:span text:style-name="T196">Volgende</text:span></text:span><text:span text:style-name="Strong_20_Emphasis"><text:span text:style-name="T131">.</text:span></text:span></text:p>
          </table:table-cell>
        </table:table-row>
        <table:table-row table:style-name="TableLine94341827924624">
          <table:table-cell table:style-name="_32_._5f_Installatie_5f_uitvoeren.A1" office:value-type="string">
            <text:p text:style-name="P78"><text:span text:style-name="Strong_20_Emphasis"><text:span text:style-name="T101"><text:s/></text:span></text:span><text:span text:style-name="Strong_20_Emphasis"><text:span text:style-name="T142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7">Schijven indelen</text:span></text:span><text:span text:style-name="Strong_20_Emphasis"><text:span text:style-name="T282"> </text:span></text:span><text:span text:style-name="Strong_20_Emphasis"><text:span text:style-name="T318">met</text:span></text:span><text:span text:style-name="Strong_20_Emphasis"><text:span text:style-name="T30"> </text:span></text:span><text:span text:style-name="Strong_20_Emphasis"><text:span text:style-name="T262">Wilt u deze aanpassingen wegschrijven naar de schijven?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2">ies</text:span></text:span><text:span text:style-name="Strong_20_Emphasis"><text:span text:style-name="T64"> </text:span></text:span><text:span text:style-name="Strong_20_Emphasis"><text:span text:style-name="T192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5">V</text:span></text:span><text:span text:style-name="Strong_20_Emphasis"><text:span text:style-name="T169">olgende</text:span></text:span><text:span text:style-name="Strong_20_Emphasis"><text:span text:style-name="T23">.</text:span></text:span></text:p>
          </table:table-cell>
        </table:table-row>
        <table:table-row table:style-name="TableLine94341827925216">
          <table:table-cell table:style-name="_32_._5f_Installatie_5f_uitvoeren.A1" office:value-type="string">
            <text:p text:style-name="P77"><text:span text:style-name="Strong_20_Emphasis"><text:span text:style-name="T101"><text:s/></text:span></text:span><text:span text:style-name="Strong_20_Emphasis"><text:span text:style-name="T142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77">Als</text:span> het scherm <text:span text:style-name="T449">Software-selectie</text:span> verschijnt, <text:span text:style-name="T452">dat is als de Netwerk installer CD wordt gebruikt</text:span>, klik <text:span text:style-name="T470">in keuzevak </text:span>voor <text:span text:style-name="T449">GNOME</text:span> en klik op <text:span text:style-name="T449">Volgende</text:span>.</text:p>
          </table:table-cell>
        </table:table-row>
        <table:table-row table:style-name="TableLine94341827959248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3">De GRUB opstartlader op een harde schijf installeren</text:span></text:span><text:span text:style-name="Strong_20_Emphasis"><text:span text:style-name="T69"> </text:span></text:span><text:span text:style-name="Strong_20_Emphasis"><text:span text:style-name="T135">bij</text:span></text:span><text:span text:style-name="Strong_20_Emphasis"><text:span text:style-name="T69"> </text:span></text:span><text:span text:style-name="Strong_20_Emphasis"><text:span text:style-name="T193">Apparaat waarop de opstartlader geïnstalleerd wordt</text:span></text:span><text:span text:style-name="Strong_20_Emphasis"><text:span text:style-name="T69"> selecteer </text:span></text:span><text:span text:style-name="Strong_20_Emphasis"><text:span text:style-name="T193">/dev/...</text:span></text:span><text:span text:style-name="Strong_20_Emphasis"><text:span text:style-name="T69"> en klik op </text:span></text:span><text:span text:style-name="Strong_20_Emphasis"><text:span text:style-name="T193">Volgende</text:span></text:span><text:span text:style-name="Strong_20_Emphasis"><text:span text:style-name="T69">.</text:span></text:span></text:p>
          </table:table-cell>
        </table:table-row>
        <table:table-row table:style-name="TableLine943418279598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4184268697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6">C</text:span></text:span><text:span text:style-name="Strong_20_Emphasis"><text:span text:style-name="T151">D</text:span></text:span><text:span text:style-name="Strong_20_Emphasis"><text:span text:style-name="T323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45">druk </text:span></text:span><text:span text:style-name="Strong_20_Emphasis"><text:span text:style-name="T153">op</text:span></text:span><text:span text:style-name="Strong_20_Emphasis"><text:span text:style-name="T145"> </text:span></text:span><text:span text:style-name="Strong_20_Emphasis"><text:span text:style-name="T127">de </text:span></text:span><text:span text:style-name="Strong_20_Emphasis"><text:span text:style-name="T249">Enter</text:span></text:span><text:span text:style-name="Strong_20_Emphasis"><text:span text:style-name="T127">-toets</text:span></text:span><text:span text:style-name="Strong_20_Emphasis"><text:span text:style-name="T154">.</text:span></text:span></text:p>
          </table:table-cell>
        </table:table-row>
      </table:table>
      <text:p text:style-name="P38"><text:span text:style-name="Strong_20_Emphasis"><text:span text:style-name="T145"/></text:span></text:p>
      <text:list xml:id="list92020110839993" text:continue-numbering="true" text:style-name="L1">
        <text:list-item>
          <text:p text:style-name="P101"><text:span text:style-name="Strong_20_Emphasis"><text:span text:style-name="T272">Installatie </text:span></text:span><text:span text:style-name="Strong_20_Emphasis"><text:span text:style-name="T273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191926080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8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3">Enter</text:span></text:span><text:span text:style-name="Strong_20_Emphasis"><text:span text:style-name="T56">-toets.</text:span></text:span></text:p>
          </table:table-cell>
        </table:table-row>
        <table:table-row table:style-name="TableLine943419186336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4190539403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3419053946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7"/></text:span></text:p>
          </table:table-cell>
        </table:table-row>
        <table:table-row table:style-name="TableLine9434190547331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4">gebruikers </text:span></text:span><text:span text:style-name="Strong_20_Emphasis"><text:span text:style-name="T146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86"><text:note text:id="ftn7" text:note-class="footnote"><text:note-citation>1</text:note-citation><text:note-body><text:p text:style-name="P90"><text:span text:style-name="T375">De </text:span><text:span text:style-name="T397">Super</text:span><text:span text:style-name="T375">-toets is de Windows</text:span><text:span text:style-name="T376">-</text:span><text:span text:style-name="T377">toets</text:span><text:span text:style-name="T375">, </text:span><text:span text:style-name="T376">C</text:span><text:span text:style-name="T375">ommand-</text:span><text:span text:style-name="T377">toets</text:span><text:span text:style-name="T375">, of </text:span><text:span text:style-name="T376">V</text:span><text:span text:style-name="T375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7">geb</text:span></text:span><text:span text:style-name="Strong_20_Emphasis"><text:span text:style-name="T178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305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306">Gebruikers</text:span></text:span><text:span text:style-name="Strong_20_Emphasis"><text:span text:style-name="T111">.</text:span></text:span></text:p>
          </table:table-cell>
        </table:table-row>
        <table:table-row table:style-name="TableLine94341905473904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6">Klik links</text:span></text:span><text:span text:style-name="Strong_20_Emphasis"><text:span text:style-name="T148"> </text:span></text:span><text:span text:style-name="Strong_20_Emphasis"><text:span text:style-name="T124">op </text:span></text:span><text:span text:style-name="Strong_20_Emphasis"><text:span text:style-name="T186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97">Gebruik</text:span></text:span><text:span text:style-name="Strong_20_Emphasis"><text:span text:style-name="T298">er</text:span></text:span><text:span text:style-name="Strong_20_Emphasis"><text:span text:style-name="T297"> toevoegen</text:span></text:span><text:span text:style-name="Strong_20_Emphasis"><text:span text:style-name="T123">.</text:span></text:span></text:p>
          </table:table-cell>
        </table:table-row>
        <table:table-row table:style-name="TableLine943418524028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4185240348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53">Super</text:span></text:span><text:span text:style-name="Strong_20_Emphasis"><text:span text:style-name="T89">-toets</text:span></text:span><text:span text:style-name="Strong_20_Emphasis"><text:span text:style-name="T320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sof</text:span></text:span><text:span text:style-name="Strong_20_Emphasis"><text:span text:style-name="T182">t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6">Software</text:span></text:span><text:span text:style-name="Strong_20_Emphasis"><text:span text:style-name="T89">.</text:span></text:span></text:p>
          </table:table-cell>
        </table:table-row>
        <table:table-row table:style-name="TableLine9434182729955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63">Klik op </text:span><text:span text:style-name="T366">Updates</text:span><text:span text:style-name="T364"> en a</text:span><text:span text:style-name="T362">ls</text:span><text:span text:style-name="T358"> </text:span><text:span text:style-name="T359">er </text:span><text:span text:style-name="T358">updates beschikbaar zijn, k</text:span><text:span text:style-name="T360">lik op </text:span><text:span text:style-name="Strong_20_Emphasis"><text:span text:style-name="T372">Downloaden</text:span></text:span><text:span text:style-name="T360"> </text:span><text:span text:style-name="T365">en vervolgens op </text:span><text:span text:style-name="T367">Herstarten &amp; bijwerken</text:span><text:span text:style-name="T365">.</text:span></text:p>
          </table:table-cell>
        </table:table-row>
        <table:table-row table:style-name="TableLine9434182730041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61">A</text:span><text:span text:style-name="T451">anmelden als </text:span><text:span text:style-name="Definition"><text:span text:style-name="T8">gebruiker</text:span></text:span>.</text:p>
          </table:table-cell>
        </table:table-row>
        <table:table-row table:style-name="TableLine943418242287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41824229376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320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3">Terminalvenster</text:span></text:span><text:span text:style-name="Strong_20_Emphasis"><text:span text:style-name="T114">. </text:span></text:span></text:p>
          </table:table-cell>
        </table:table-row>
        <table:table-row table:style-name="TableLine94341826910832">
          <table:table-cell table:style-name="_33_._5f_Installatie_5f_afronden.A1" office:value-type="string">
            <text:p text:style-name="P65"><text:span text:style-name="Strong_20_Emphasis"><text:span text:style-name="T101"><text:s/></text:span></text:span><text:span text:style-name="Strong_20_Emphasis"><text:span text:style-name="T142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80"><text:span text:style-name="T482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6">e</text:span></text:span><text:span text:style-name="Strong_20_Emphasis"><text:span text:style-name="T114"> opdrachten, ieder gevolgd door de </text:span></text:span><text:span text:style-name="Strong_20_Emphasis"><text:span text:style-name="T254">Enter</text:span></text:span><text:span text:style-name="Strong_20_Emphasis"><text:span text:style-name="T87">-toets:<text:line-break/></text:span></text:span><text:span text:style-name="User_20_Entry"><text:span text:style-name="T326">sudo</text:span></text:span><text:span text:style-name="User_20_Entry"><text:span text:style-name="T325"> </text:span></text:span><text:span text:style-name="User_20_Entry"><text:span text:style-name="T326">apt install wget</text:span></text:span><text:span text:style-name="User_20_Entry"><text:span text:style-name="T325"><text:line-break/>wget karelzimmer.nl/</text:span></text:span><text:span text:style-name="User_20_Entry"><text:span text:style-name="T329">kz</text:span></text:span><text:span text:style-name="User_20_Entry"><text:span text:style-name="T325"><text:line-break/>bash </text:span></text:span><text:span text:style-name="User_20_Entry"><text:span text:style-name="T329">kz</text:span></text:span></text:p>
            <text:p text:style-name="P81"><text:span text:style-name="User_20_Entry"><text:span text:style-name="T328">exit</text:span></text:span></text:p>
          </table:table-cell>
        </table:table-row>
        <table:table-row table:style-name="TableLine9434182691147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34183624513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53">Super</text:span></text:span><text:span text:style-name="Strong_20_Emphasis"><text:span text:style-name="T89">-toets</text:span></text:span><text:span text:style-name="Strong_20_Emphasis"><text:span text:style-name="T320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0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1">Installatiem</text:span></text:span><text:span text:style-name="Strong_20_Emphasis"><text:span text:style-name="T290">enu</text:span></text:span><text:span text:style-name="Strong_20_Emphasis"><text:span text:style-name="T86">.</text:span></text:span></text:p>
          </table:table-cell>
        </table:table-row>
        <table:table-row table:style-name="TableLine9434183624577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89">3 -</text:span></text:span><text:span text:style-name="Strong_20_Emphasis"><text:span text:style-name="T261"> </text:span></text:span><text:span text:style-name="Strong_20_Emphasis"><text:span text:style-name="T285">Installatie</text:span></text:span><text:span text:style-name="Strong_20_Emphasis"><text:span text:style-name="T286"> </text:span></text:span><text:span text:style-name="Strong_20_Emphasis"><text:span text:style-name="T287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341843474528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3">Volg de aanwijzingen op het scherm.</text:span></text:span></text:p>
          </table:table-cell>
        </table:table-row>
        <table:table-row table:style-name="TableLine94341843475168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341839476784">
          <table:table-cell table:style-name="_33_._5f_Installatie_5f_afronden.A1" office:value-type="string">
            <text:p text:style-name="P83"><text:span text:style-name="Strong_20_Emphasis"><text:span text:style-name="T101"><text:s/></text:span></text:span><text:span text:style-name="Strong_20_Emphasis"><text:span text:style-name="T142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84">De installatie kan nagelopen worden aan de hand van bestanden</text:span><text:span text:style-name="T483"><text:note text:id="ftn8" text:note-class="footnote"><text:note-citation>2</text:note-citation><text:note-body><text:p text:style-name="P97"><text:span text:style-name="T484">Bestand </text:span><text:span text:style-name="T445">kz_install</text:span><text:span text:style-name="T396">_</text:span><text:span text:style-name="T395">applist</text:span><text:span text:style-name="T445"> in /usr/local/etc </text:span><text:span text:style-name="T446">bevat eerder geïnstalleerde apps</text:span><text:span text:style-name="T447">.</text:span></text:p></text:note-body></text:note></text:span><text:span text:style-name="T484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0"/></text:span></text:p>
      <text:p text:style-name="P42"><text:span text:style-name="Strong_20_Emphasis"><text:span text:style-name="T73"/></text:span></text:p>
      <text:list xml:id="list92020956934843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4193053064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89"><text:span text:style-name="T448">Na aanmelden als </text:span><text:span text:style-name="Definition"><text:span text:style-name="T457">2</text:span></text:span><text:span text:style-name="Definition"><text:span text:style-name="T486">e</text:span></text:span><text:span text:style-name="Definition"><text:span text:style-name="T457"> </text:span></text:span><text:span text:style-name="Definition"><text:span text:style-name="T458">gebruiker</text:span></text:span><text:span text:style-name="T448">, </text:span><text:span text:style-name="T471">zoek en </text:span><text:span text:style-name="T448">start</text:span><text:span text:style-name="T455"> </text:span><text:span text:style-name="T454">In</text:span><text:span text:style-name="T450">stallatiemenu</text:span><text:span text:style-name="Strong_20_Emphasis"><text:span text:style-name="T309"> </text:span></text:span><text:span text:style-name="T448">en </text:span><text:span text:style-name="User_20_Entry"><text:span text:style-name="T257">kies </text:span></text:span><text:span text:style-name="User_20_Entry"><text:span text:style-name="T259">4 -</text:span></text:span><text:span text:style-name="User_20_Entry"><text:span text:style-name="T257"> </text:span></text:span><text:span text:style-name="User_20_Entry"><text:span text:style-name="T258">Gebruiker inrichten</text:span></text:span><text:span text:style-name="User_20_Entry"><text:span text:style-name="T257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73">Installatiemenu</text:span></text:span><text:span text:style-name="Strong_20_Emphasis"><text:span text:style-name="T309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89">4 -</text:span></text:span><text:span text:style-name="Strong_20_Emphasis"><text:span text:style-name="T261"> </text:span></text:span><text:span text:style-name="T302">Gebruiker inrichten</text:span><text:span text:style-name="Strong_20_Emphasis"><text:span text:style-name="T76">.</text:span></text:span></text:p>
          </table:table-cell>
        </table:table-row>
        <table:table-row table:style-name="TableLine9434187606456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44">Volg de aanwijzingen op het scherm.</text:span></text:span></text:p>
          </table:table-cell>
        </table:table-row>
        <table:table-row table:style-name="TableLine94341898654256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341840204656">
          <table:table-cell table:style-name="Tabel2.A1" office:value-type="string">
            <text:p text:style-name="P84"><text:span text:style-name="Strong_20_Emphasis"><text:span text:style-name="T101"><text:s/></text:span></text:span><text:span text:style-name="Strong_20_Emphasis"><text:span text:style-name="T142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398">Het</text:span><text:span text:style-name="T484"> </text:span><text:span text:style-name="T399">inrichten </text:span><text:span text:style-name="T484">kan nagelopen worden aan de hand van bestanden</text:span><text:span text:style-name="T483"><text:note text:id="ftn10" text:note-class="footnote"><text:note-citation>2</text:note-citation><text:note-body><text:p text:style-name="P99"><text:span text:style-name="T394">M</text:span><text:span text:style-name="T392">ap kz_setup_list</text:span><text:span text:style-name="T390">s</text:span><text:span text:style-name="T391"> in</text:span><text:span text:style-name="T392"> de Persoonlijke map </text:span><text:span text:style-name="T391">bevat </text:span><text:span text:style-name="T394">bestanden met</text:span><text:span text:style-name="T391"> </text:span><text:span text:style-name="T393">eerder gekozen gebruikersfoto, </text:span><text:span text:style-name="T392">bureaubladachtergrond, favorieten, en opdrachtgeschiedenis.</text:span></text:p></text:note-body></text:note></text:span><text:span text:style-name="T484"> aangemaakt in hoofdstuk 1 met keuze 1 - Installatie voorbereiden.</text:span></text:p>
          </table:table-cell>
        </table:table-row>
        <table:table-row table:style-name="TableLine9434183404142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2240900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1">Herstart de computer.</text:span></text:span></text:p>
          </table:table-cell>
        </table:table-row>
        <table:table-row table:style-name="TableLine943418856308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8563019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3418983475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90544203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8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7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3">balk</text:span></text:span><text:span text:style-name="Strong_20_Emphasis"><text:span text:style-name="T55">.</text:span></text:span></text:p>
          </table:table-cell>
        </table:table-row>
        <table:table-row table:style-name="TableLine9434182240974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2676764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77">Maak een </text:span></text:span><text:span text:style-name="Strong_20_Emphasis"><text:span text:style-name="T279">back-up</text:span></text:span><text:span text:style-name="Strong_20_Emphasis"><text:span text:style-name="T277"> </text:span></text:span><text:span text:style-name="Strong_20_Emphasis"><text:span text:style-name="T27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1">Installatie</text:span></text:span><text:span text:style-name="Strong_20_Emphasis"><text:span text:style-name="T292">m</text:span></text:span><text:span text:style-name="Strong_20_Emphasis"><text:span text:style-name="T290">enu</text:span></text:span><text:span text:style-name="Strong_20_Emphasis"><text:span text:style-name="T86">.</text:span></text:span></text:p>
          </table:table-cell>
        </table:table-row>
        <table:table-row table:style-name="TableLine9434188279950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15">K</text:span></text:span><text:span text:style-name="Strong_20_Emphasis"><text:span text:style-name="T277">ies</text:span></text:span><text:span text:style-name="Strong_20_Emphasis"><text:span text:style-name="T276"> </text:span></text:span><text:span text:style-name="Strong_20_Emphasis"><text:span text:style-name="T299">5 -</text:span></text:span><text:span text:style-name="T275"> </text:span><text:span text:style-name="T299">Opdrachtenmenu</text:span><text:span text:style-name="T277">, </text:span><text:span text:style-name="T319">kies</text:span><text:span text:style-name="T277"> </text:span><text:span text:style-name="T300">1 -</text:span><text:span text:style-name="T275"> </text:span><text:span text:style-name="T303">Back-up</text:span><text:span text:style-name="T300"> </text:span><text:span text:style-name="T303">maken</text:span><text:span text:style-name="T275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34191867916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4">Volg de aanwijzingen op het scherm.</text:span></text:span></text:p>
          </table:table-cell>
        </table:table-row>
        <table:table-row table:style-name="TableLine9434193012139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34184646132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14">Plan automatische </text:span></text:span><text:span text:style-name="Strong_20_Emphasis"><text:span text:style-name="T316">reservekopieën</text:span></text:span><text:span text:style-name="Strong_20_Emphasis"><text:span text:style-name="T277"> </text:span></text:span><text:span text:style-name="Strong_20_Emphasis"><text:span text:style-name="T278">in </text:span></text:span><text:span text:style-name="Strong_20_Emphasis"><text:span text:style-name="T276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3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4">res</text:span></text:span><text:span text:style-name="Strong_20_Emphasis"><text:span text:style-name="T183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93">Reservekopieën</text:span></text:span><text:span text:style-name="Strong_20_Emphasis"><text:span text:style-name="T86">.</text:span></text:span></text:p>
          </table:table-cell>
        </table:table-row>
        <table:table-row table:style-name="TableLine9434189834670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4">Volg de aanwijzingen op het scherm.</text:span></text:span></text:p>
          </table:table-cell>
        </table:table-row>
      </table:table>
      <text:p text:style-name="P17"><text:span text:style-name="Strong_20_Emphasis"><text:span text:style-name="T76"/></text:span></text:p>
      <text:p text:style-name="P47"/>
      <text:p text:style-name="P33"><text:span text:style-name="T336">De installatie van </text:span><text:span text:style-name="T336"><text:reference-ref text:reference-format="text" text:ref-name="Distributie">Debian</text:reference-ref></text:span><text:span text:style-name="T336"><text:s/></text:span><text:span text:style-name="T337"><text:reference-ref text:reference-format="text" text:ref-name="Versie">11</text:reference-ref></text:span><text:span text:style-name="T336"><text:s/></text:span><text:span text:style-name="T342">LTS </text:span><text:span text:style-name="T336"><text:reference-ref text:reference-format="text" text:ref-name="Editie">desktop</text:reference-ref></text:span><text:span text:style-name="T336"><text:s/>is voltooid.</text:span></text:p>
      <text:p text:style-name="P27"/>
      <text:p text:style-name="P26"><text:span text:style-name="T439">E</text:span><text:span text:style-name="T438">inde c</text:span><text:span text:style-name="T437">hecklist.</text:span></text:p>
      <text:p text:style-name="P28"/>
      <text:p text:style-name="P7"><text:span text:style-name="T125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62">Auteursrecht </text:span><text:span text:style-name="Strong_20_Emphasis"><text:span text:style-name="T461">© </text:span></text:span><text:span text:style-name="Strong_20_Emphasis"><text:span text:style-name="T460">2</text:span></text:span><text:span text:style-name="T462">020-</text:span><text:span text:style-name="T464">2021</text:span><text:span text:style-name="T462"> Karel Zimmer.</text:span></text:p>
      <text:p text:style-name="P9"/>
      <text:p text:style-name="P11"><text:span text:style-name="T463">Creative Commons Naamsvermelding-GelijkDelen Internationaal</text:span><text:span text:style-name="T465">-</text:span><text:span text:style-name="T46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6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2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4" fo:font-size="12pt" style:font-size-asian="12pt" style:font-size-complex="12pt"/>
    </style:style>
    <style:style style:name="MT2" style:family="text">
      <style:text-properties style:font-name="Ubuntu4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LTS_desktop.odt</text:file-name></text:span><text:span text:style-name="MT2"><text:tab/></text:span><text:span text:style-name="MT1"><text:date style:data-style-name="N36" text:date-value="2021-08-16T09:20:19.249457563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09:20:19.155406338</dc:date>
    <meta:keyword>Installatie</meta:keyword>
    <meta:keyword>Checklist</meta:keyword>
    <meta:keyword>Linux</meta:keyword>
    <meta:editing-cycles>6301</meta:editing-cycles>
    <meta:editing-duration>P11DT3H39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5" meta:character-count="7375" meta:non-whitespace-character-count="6302"/>
    <meta:user-defined meta:name="Info 1"/>
    <meta:user-defined meta:name="Info 2"/>
    <meta:user-defined meta:name="Info 3"/>
    <meta:user-defined meta:name="Info 4"/>
  </office:meta>
</office:document-meta>
</file>